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78c02e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c04a2" officeooo:paragraph-rsid="008cfdea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rsid="00520936" officeooo:paragraph-rsid="00520936"/>
    </style:style>
    <style:style style:name="P56" style:family="paragraph" style:parent-style-name="Table_20_Contents">
      <style:text-properties officeooo:rsid="00520a00" officeooo:paragraph-rsid="00520a00"/>
    </style:style>
    <style:style style:name="P57" style:family="paragraph" style:parent-style-name="Table_20_Contents">
      <style:text-properties officeooo:rsid="0053922d" officeooo:paragraph-rsid="0053922d"/>
    </style:style>
    <style:style style:name="P58" style:family="paragraph" style:parent-style-name="Table_20_Contents">
      <style:text-properties officeooo:rsid="0053cc26" officeooo:paragraph-rsid="0053cc26"/>
    </style:style>
    <style:style style:name="P59" style:family="paragraph" style:parent-style-name="Table_20_Contents">
      <style:text-properties officeooo:paragraph-rsid="0053cc26"/>
    </style:style>
    <style:style style:name="P60" style:family="paragraph" style:parent-style-name="Table_20_Contents">
      <style:text-properties officeooo:rsid="0054fcd7" officeooo:paragraph-rsid="0054fcd7"/>
    </style:style>
    <style:style style:name="P61" style:family="paragraph" style:parent-style-name="Table_20_Contents">
      <style:text-properties officeooo:rsid="0054fcd7" officeooo:paragraph-rsid="00560c54"/>
    </style:style>
    <style:style style:name="P62" style:family="paragraph" style:parent-style-name="Table_20_Contents">
      <style:text-properties officeooo:rsid="005734e4" officeooo:paragraph-rsid="005734e4"/>
    </style:style>
    <style:style style:name="P63" style:family="paragraph" style:parent-style-name="Table_20_Contents">
      <style:text-properties officeooo:paragraph-rsid="00573284"/>
    </style:style>
    <style:style style:name="P64" style:family="paragraph" style:parent-style-name="Table_20_Contents">
      <style:text-properties officeooo:rsid="0058d289" officeooo:paragraph-rsid="0058d289"/>
    </style:style>
    <style:style style:name="P65" style:family="paragraph" style:parent-style-name="Table_20_Contents">
      <style:text-properties officeooo:rsid="00595a9c" officeooo:paragraph-rsid="00595a9c"/>
    </style:style>
    <style:style style:name="P66" style:family="paragraph" style:parent-style-name="Table_20_Contents">
      <style:text-properties officeooo:rsid="005b17dc" officeooo:paragraph-rsid="005b17dc"/>
    </style:style>
    <style:style style:name="P67" style:family="paragraph" style:parent-style-name="Table_20_Contents">
      <style:text-properties officeooo:paragraph-rsid="00595a9c"/>
    </style:style>
    <style:style style:name="P68" style:family="paragraph" style:parent-style-name="Table_20_Contents">
      <style:text-properties officeooo:rsid="005ceeac" officeooo:paragraph-rsid="005ceeac"/>
    </style:style>
    <style:style style:name="P69" style:family="paragraph" style:parent-style-name="Table_20_Contents">
      <style:text-properties officeooo:rsid="005dd374" officeooo:paragraph-rsid="005dd374"/>
    </style:style>
    <style:style style:name="P70" style:family="paragraph" style:parent-style-name="Table_20_Contents">
      <style:text-properties officeooo:rsid="00606816" officeooo:paragraph-rsid="00606816"/>
    </style:style>
    <style:style style:name="P71" style:family="paragraph" style:parent-style-name="Table_20_Contents">
      <style:text-properties officeooo:rsid="00606816" officeooo:paragraph-rsid="0065c9c3"/>
    </style:style>
    <style:style style:name="P72" style:family="paragraph" style:parent-style-name="Table_20_Contents">
      <style:text-properties officeooo:rsid="0060a0e8" officeooo:paragraph-rsid="0060a0e8"/>
    </style:style>
    <style:style style:name="P73" style:family="paragraph" style:parent-style-name="Table_20_Contents">
      <style:text-properties officeooo:paragraph-rsid="00622bb6"/>
    </style:style>
    <style:style style:name="P74" style:family="paragraph" style:parent-style-name="Table_20_Contents">
      <style:text-properties officeooo:rsid="006368ad" officeooo:paragraph-rsid="006368ad"/>
    </style:style>
    <style:style style:name="P75" style:family="paragraph" style:parent-style-name="Table_20_Contents">
      <style:text-properties officeooo:rsid="0063fab4" officeooo:paragraph-rsid="0063fab4"/>
    </style:style>
    <style:style style:name="P76" style:family="paragraph" style:parent-style-name="Table_20_Contents">
      <style:text-properties officeooo:rsid="00644ce1" officeooo:paragraph-rsid="00644ce1"/>
    </style:style>
    <style:style style:name="P77" style:family="paragraph" style:parent-style-name="Table_20_Contents">
      <style:text-properties officeooo:paragraph-rsid="00606816"/>
    </style:style>
    <style:style style:name="P78" style:family="paragraph" style:parent-style-name="Table_20_Contents">
      <style:text-properties officeooo:rsid="0066a6f7" officeooo:paragraph-rsid="0066a6f7"/>
    </style:style>
    <style:style style:name="P79" style:family="paragraph" style:parent-style-name="Table_20_Contents">
      <style:text-properties officeooo:rsid="00679877" officeooo:paragraph-rsid="00679877"/>
    </style:style>
    <style:style style:name="P80" style:family="paragraph" style:parent-style-name="Table_20_Contents">
      <style:text-properties officeooo:rsid="00679877" officeooo:paragraph-rsid="006ab4e2"/>
    </style:style>
    <style:style style:name="P81" style:family="paragraph" style:parent-style-name="Table_20_Contents">
      <style:text-properties officeooo:paragraph-rsid="00695fab"/>
    </style:style>
    <style:style style:name="P82" style:family="paragraph" style:parent-style-name="Table_20_Contents">
      <style:text-properties officeooo:rsid="00695fab" officeooo:paragraph-rsid="00695fab"/>
    </style:style>
    <style:style style:name="P83" style:family="paragraph" style:parent-style-name="Table_20_Contents">
      <style:text-properties officeooo:rsid="006ab4e2" officeooo:paragraph-rsid="006ab4e2"/>
    </style:style>
    <style:style style:name="P84" style:family="paragraph" style:parent-style-name="Table_20_Contents">
      <style:text-properties officeooo:rsid="00560c54" officeooo:paragraph-rsid="00560c54"/>
    </style:style>
    <style:style style:name="P85" style:family="paragraph" style:parent-style-name="Table_20_Contents">
      <style:text-properties officeooo:rsid="006e544d" officeooo:paragraph-rsid="006e544d"/>
    </style:style>
    <style:style style:name="P86" style:family="paragraph" style:parent-style-name="Table_20_Contents">
      <style:text-properties officeooo:rsid="006fb3b9" officeooo:paragraph-rsid="006fb3b9"/>
    </style:style>
    <style:style style:name="P87" style:family="paragraph" style:parent-style-name="Table_20_Contents">
      <style:text-properties officeooo:rsid="007124b9" officeooo:paragraph-rsid="007124b9"/>
    </style:style>
    <style:style style:name="P88" style:family="paragraph" style:parent-style-name="Table_20_Contents">
      <style:text-properties officeooo:rsid="0071f17c" officeooo:paragraph-rsid="0071f17c"/>
    </style:style>
    <style:style style:name="P89" style:family="paragraph" style:parent-style-name="Table_20_Contents">
      <style:text-properties officeooo:rsid="0073408c" officeooo:paragraph-rsid="0073408c"/>
    </style:style>
    <style:style style:name="P90" style:family="paragraph" style:parent-style-name="Table_20_Contents">
      <style:text-properties officeooo:rsid="0075a1f7" officeooo:paragraph-rsid="0075a1f7"/>
    </style:style>
    <style:style style:name="P91" style:family="paragraph" style:parent-style-name="Table_20_Contents">
      <style:text-properties officeooo:paragraph-rsid="002a9fcc"/>
    </style:style>
    <style:style style:name="P92" style:family="paragraph" style:parent-style-name="Table_20_Contents">
      <style:text-properties officeooo:rsid="00783136" officeooo:paragraph-rsid="00783136"/>
    </style:style>
    <style:style style:name="P93" style:family="paragraph" style:parent-style-name="Table_20_Contents">
      <style:text-properties officeooo:rsid="00793318" officeooo:paragraph-rsid="00793318"/>
    </style:style>
    <style:style style:name="P94" style:family="paragraph" style:parent-style-name="Table_20_Contents">
      <style:text-properties officeooo:rsid="00795a0b" officeooo:paragraph-rsid="00795a0b"/>
    </style:style>
    <style:style style:name="P95" style:family="paragraph" style:parent-style-name="Table_20_Contents">
      <style:text-properties officeooo:rsid="00799a79" officeooo:paragraph-rsid="00799a79"/>
    </style:style>
    <style:style style:name="P96" style:family="paragraph" style:parent-style-name="Table_20_Contents">
      <style:text-properties officeooo:rsid="007bd0b7" officeooo:paragraph-rsid="007bd0b7"/>
    </style:style>
    <style:style style:name="P97" style:family="paragraph" style:parent-style-name="Table_20_Contents">
      <style:text-properties officeooo:rsid="007d23ce" officeooo:paragraph-rsid="007d23ce"/>
    </style:style>
    <style:style style:name="P98" style:family="paragraph" style:parent-style-name="Table_20_Contents">
      <style:text-properties officeooo:rsid="007dee47" officeooo:paragraph-rsid="007dee47"/>
    </style:style>
    <style:style style:name="P99" style:family="paragraph" style:parent-style-name="Table_20_Contents">
      <style:text-properties officeooo:rsid="007dfca7" officeooo:paragraph-rsid="007dfca7"/>
    </style:style>
    <style:style style:name="P100" style:family="paragraph" style:parent-style-name="Table_20_Contents">
      <style:text-properties officeooo:rsid="007f5f57" officeooo:paragraph-rsid="007f5f57"/>
    </style:style>
    <style:style style:name="P101" style:family="paragraph" style:parent-style-name="Table_20_Contents">
      <style:text-properties officeooo:rsid="007fc440" officeooo:paragraph-rsid="007fc440"/>
    </style:style>
    <style:style style:name="P102" style:family="paragraph" style:parent-style-name="Table_20_Contents">
      <style:text-properties officeooo:rsid="008051f8" officeooo:paragraph-rsid="008051f8"/>
    </style:style>
    <style:style style:name="P103" style:family="paragraph" style:parent-style-name="Table_20_Contents">
      <style:text-properties officeooo:rsid="0082d45a" officeooo:paragraph-rsid="0082d45a"/>
    </style:style>
    <style:style style:name="P104" style:family="paragraph" style:parent-style-name="Table_20_Contents">
      <style:text-properties officeooo:rsid="0084ad68" officeooo:paragraph-rsid="0084ad68"/>
    </style:style>
    <style:style style:name="P105" style:family="paragraph" style:parent-style-name="Table_20_Contents">
      <style:text-properties officeooo:rsid="0085152a" officeooo:paragraph-rsid="0085152a"/>
    </style:style>
    <style:style style:name="P106" style:family="paragraph" style:parent-style-name="Table_20_Contents">
      <style:text-properties officeooo:rsid="0086374d" officeooo:paragraph-rsid="0086374d"/>
    </style:style>
    <style:style style:name="P107" style:family="paragraph" style:parent-style-name="Table_20_Contents">
      <style:text-properties officeooo:rsid="00868b7e" officeooo:paragraph-rsid="00868b7e"/>
    </style:style>
    <style:style style:name="P108" style:family="paragraph" style:parent-style-name="Table_20_Contents">
      <style:text-properties officeooo:rsid="00877f99" officeooo:paragraph-rsid="00877f99"/>
    </style:style>
    <style:style style:name="P109" style:family="paragraph" style:parent-style-name="Table_20_Contents">
      <style:text-properties officeooo:rsid="0088a2ef" officeooo:paragraph-rsid="0088a2ef"/>
    </style:style>
    <style:style style:name="P110" style:family="paragraph" style:parent-style-name="Table_20_Contents">
      <style:text-properties officeooo:rsid="00892518" officeooo:paragraph-rsid="00892518"/>
    </style:style>
    <style:style style:name="P111" style:family="paragraph" style:parent-style-name="Table_20_Contents">
      <style:text-properties officeooo:rsid="008aa7f9" officeooo:paragraph-rsid="008aa7f9"/>
    </style:style>
    <style:style style:name="P112" style:family="paragraph" style:parent-style-name="Table_20_Contents">
      <style:text-properties officeooo:rsid="008b5655" officeooo:paragraph-rsid="008b5655"/>
    </style:style>
    <style:style style:name="P113" style:family="paragraph" style:parent-style-name="Table_20_Contents">
      <style:text-properties officeooo:rsid="008c9066" officeooo:paragraph-rsid="008c9066"/>
    </style:style>
    <style:style style:name="P114" style:family="paragraph" style:parent-style-name="Table_20_Contents">
      <style:text-properties officeooo:rsid="008cfdea" officeooo:paragraph-rsid="008cfdea"/>
    </style:style>
    <style:style style:name="P115" style:family="paragraph" style:parent-style-name="Table_20_Contents">
      <style:text-properties officeooo:rsid="008eede8" officeooo:paragraph-rsid="008eede8"/>
    </style:style>
    <style:style style:name="P116" style:family="paragraph" style:parent-style-name="Table_20_Contents">
      <style:text-properties officeooo:rsid="0090bada" officeooo:paragraph-rsid="0090bada"/>
    </style:style>
    <style:style style:name="P117" style:family="paragraph" style:parent-style-name="Table_20_Contents">
      <style:text-properties officeooo:rsid="0093d3b9" officeooo:paragraph-rsid="0093d3b9"/>
    </style:style>
    <style:style style:name="P118" style:family="paragraph" style:parent-style-name="Table_20_Contents">
      <style:text-properties officeooo:rsid="0096501f" officeooo:paragraph-rsid="0096501f"/>
    </style:style>
    <style:style style:name="P119" style:family="paragraph" style:parent-style-name="Table_20_Contents">
      <style:text-properties officeooo:rsid="00978f49" officeooo:paragraph-rsid="00978f49"/>
    </style:style>
    <style:style style:name="P120" style:family="paragraph" style:parent-style-name="Table_20_Contents">
      <style:text-properties officeooo:rsid="0098f412" officeooo:paragraph-rsid="0098f412"/>
    </style:style>
    <style:style style:name="P121" style:family="paragraph" style:parent-style-name="Table_20_Contents">
      <style:text-properties officeooo:rsid="009b52b7" officeooo:paragraph-rsid="009b52b7"/>
    </style:style>
    <style:style style:name="P122" style:family="paragraph" style:parent-style-name="Table_20_Contents">
      <style:text-properties officeooo:rsid="009cf920" officeooo:paragraph-rsid="009cf920"/>
    </style:style>
    <style:style style:name="P123" style:family="paragraph" style:parent-style-name="Table_20_Contents">
      <style:text-properties officeooo:rsid="009e2a72" officeooo:paragraph-rsid="009e2a72"/>
    </style:style>
    <style:style style:name="P124" style:family="paragraph" style:parent-style-name="Table_20_Contents">
      <style:text-properties officeooo:rsid="00a034bf" officeooo:paragraph-rsid="00a034bf"/>
    </style:style>
    <style:style style:name="P125" style:family="paragraph" style:parent-style-name="Table_20_Contents">
      <style:text-properties officeooo:rsid="00a270bf" officeooo:paragraph-rsid="00a270bf"/>
    </style:style>
    <style:style style:name="P126" style:family="paragraph" style:parent-style-name="Table_20_Contents">
      <style:text-properties officeooo:rsid="00a457fd" officeooo:paragraph-rsid="00a457fd"/>
    </style:style>
    <style:style style:name="P127" style:family="paragraph" style:parent-style-name="Table_20_Contents">
      <style:text-properties officeooo:rsid="00a5a410" officeooo:paragraph-rsid="00a5a410"/>
    </style:style>
    <style:style style:name="P128" style:family="paragraph" style:parent-style-name="Table_20_Contents">
      <style:text-properties officeooo:rsid="00a6fa0d" officeooo:paragraph-rsid="00a6fa0d"/>
    </style:style>
    <style:style style:name="P129" style:family="paragraph" style:parent-style-name="Table_20_Contents">
      <style:text-properties officeooo:rsid="00a830ac" officeooo:paragraph-rsid="00a830ac"/>
    </style:style>
    <style:style style:name="P130" style:family="paragraph" style:parent-style-name="Table_20_Contents">
      <style:text-properties officeooo:paragraph-rsid="00644ce1"/>
    </style:style>
    <style:style style:name="P131" style:family="paragraph" style:parent-style-name="Table_20_Contents">
      <style:text-properties officeooo:rsid="00ac0139" officeooo:paragraph-rsid="00ac0139"/>
    </style:style>
    <style:style style:name="P132" style:family="paragraph" style:parent-style-name="Table_20_Contents">
      <style:text-properties officeooo:rsid="00ac700c" officeooo:paragraph-rsid="00ac700c"/>
    </style:style>
    <style:style style:name="P133" style:family="paragraph" style:parent-style-name="Table_20_Contents">
      <style:text-properties officeooo:rsid="00ad8afd" officeooo:paragraph-rsid="00ad8afd"/>
    </style:style>
    <style:style style:name="P134" style:family="paragraph" style:parent-style-name="Table_20_Contents">
      <style:text-properties officeooo:rsid="00adf5cc" officeooo:paragraph-rsid="00adf5cc"/>
    </style:style>
    <style:style style:name="P135" style:family="paragraph" style:parent-style-name="Table_20_Contents">
      <style:text-properties officeooo:rsid="00ae0a14" officeooo:paragraph-rsid="00ae0a14"/>
    </style:style>
    <style:style style:name="P136" style:family="paragraph" style:parent-style-name="Table_20_Contents">
      <style:text-properties officeooo:rsid="00b02b96" officeooo:paragraph-rsid="00b02b96"/>
    </style:style>
    <style:style style:name="P137" style:family="paragraph" style:parent-style-name="Table_20_Contents">
      <style:text-properties officeooo:rsid="00b1720d" officeooo:paragraph-rsid="00b1720d"/>
    </style:style>
    <style:style style:name="P138" style:family="paragraph" style:parent-style-name="Table_20_Contents">
      <style:text-properties officeooo:rsid="00b356ff" officeooo:paragraph-rsid="00b356ff"/>
    </style:style>
    <style:style style:name="P139" style:family="paragraph" style:parent-style-name="Table_20_Contents">
      <style:text-properties officeooo:rsid="00b36faa" officeooo:paragraph-rsid="00b36faa"/>
    </style:style>
    <style:style style:name="P140" style:family="paragraph" style:parent-style-name="Table_20_Contents">
      <style:text-properties officeooo:rsid="00b46503" officeooo:paragraph-rsid="00b46503"/>
    </style:style>
    <style:style style:name="P141" style:family="paragraph" style:parent-style-name="Table_20_Contents">
      <style:text-properties officeooo:rsid="00b5ce66" officeooo:paragraph-rsid="00b5ce66"/>
    </style:style>
    <style:style style:name="P142" style:family="paragraph" style:parent-style-name="Table_20_Contents">
      <style:text-properties officeooo:rsid="00b73864" officeooo:paragraph-rsid="00b73864"/>
    </style:style>
    <style:style style:name="P143" style:family="paragraph" style:parent-style-name="Table_20_Contents">
      <style:text-properties officeooo:rsid="00b86522" officeooo:paragraph-rsid="00b86522"/>
    </style:style>
    <style:style style:name="P144" style:family="paragraph" style:parent-style-name="Table_20_Contents">
      <style:text-properties officeooo:rsid="00b8b4f0" officeooo:paragraph-rsid="00b8b4f0"/>
    </style:style>
    <style:style style:name="P145" style:family="paragraph" style:parent-style-name="Table_20_Contents">
      <style:text-properties officeooo:rsid="00b9c38c" officeooo:paragraph-rsid="00b9c38c"/>
    </style:style>
    <style:style style:name="P146" style:family="paragraph" style:parent-style-name="Table_20_Contents">
      <style:text-properties officeooo:rsid="00ba7ed1" officeooo:paragraph-rsid="00ba7ed1"/>
    </style:style>
    <style:style style:name="P147" style:family="paragraph" style:parent-style-name="Table_20_Contents">
      <style:text-properties officeooo:rsid="00bee11f" officeooo:paragraph-rsid="00bee11f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fo:font-weight="bold" officeooo:rsid="0099e231" style:font-weight-asian="bold" style:font-weight-complex="bold"/>
    </style:style>
    <style:style style:name="T49" style:family="text">
      <style:text-properties officeooo:rsid="004d42e5"/>
    </style:style>
    <style:style style:name="T50" style:family="text">
      <style:text-properties officeooo:rsid="00503d87"/>
    </style:style>
    <style:style style:name="T51" style:family="text">
      <style:text-properties officeooo:rsid="0053cc26"/>
    </style:style>
    <style:style style:name="T52" style:family="text">
      <style:text-properties officeooo:rsid="0054fcd7"/>
    </style:style>
    <style:style style:name="T53" style:family="text">
      <style:text-properties officeooo:rsid="00560c54"/>
    </style:style>
    <style:style style:name="T54" style:family="text">
      <style:text-properties officeooo:rsid="00573284"/>
    </style:style>
    <style:style style:name="T55" style:family="text">
      <style:text-properties officeooo:rsid="005734e4"/>
    </style:style>
    <style:style style:name="T56" style:family="text">
      <style:text-properties officeooo:rsid="00595a9c"/>
    </style:style>
    <style:style style:name="T57" style:family="text">
      <style:text-properties officeooo:rsid="005b17dc"/>
    </style:style>
    <style:style style:name="T58" style:family="text">
      <style:text-properties officeooo:rsid="005ceeac"/>
    </style:style>
    <style:style style:name="T59" style:family="text">
      <style:text-properties officeooo:rsid="00606816"/>
    </style:style>
    <style:style style:name="T60" style:family="text">
      <style:text-properties officeooo:rsid="0060a0e8"/>
    </style:style>
    <style:style style:name="T61" style:family="text">
      <style:text-properties officeooo:rsid="00622bb6"/>
    </style:style>
    <style:style style:name="T62" style:family="text">
      <style:text-properties officeooo:rsid="006368ad"/>
    </style:style>
    <style:style style:name="T63" style:family="text">
      <style:text-properties officeooo:rsid="0063fab4"/>
    </style:style>
    <style:style style:name="T64" style:family="text">
      <style:text-properties officeooo:rsid="00658f59"/>
    </style:style>
    <style:style style:name="T65" style:family="text">
      <style:text-properties officeooo:rsid="0065c9c3"/>
    </style:style>
    <style:style style:name="T66" style:family="text">
      <style:text-properties officeooo:rsid="0066a6f7"/>
    </style:style>
    <style:style style:name="T67" style:family="text">
      <style:text-properties officeooo:rsid="00679877"/>
    </style:style>
    <style:style style:name="T68" style:family="text">
      <style:text-properties officeooo:rsid="00783136"/>
    </style:style>
    <style:style style:name="T69" style:family="text">
      <style:text-properties officeooo:rsid="007a1484"/>
    </style:style>
    <style:style style:name="T70" style:family="text">
      <style:text-properties officeooo:rsid="008155e3"/>
    </style:style>
    <style:style style:name="T71" style:family="text">
      <style:text-properties officeooo:rsid="0084ad68"/>
    </style:style>
    <style:style style:name="T72" style:family="text">
      <style:text-properties officeooo:rsid="004af871"/>
    </style:style>
    <style:style style:name="T73" style:family="text">
      <style:text-properties officeooo:rsid="008cfdea"/>
    </style:style>
    <style:style style:name="T74" style:family="text">
      <style:text-properties officeooo:rsid="00926408"/>
    </style:style>
    <style:style style:name="T75" style:family="text">
      <style:text-properties officeooo:rsid="0096a731"/>
    </style:style>
    <style:style style:name="T76" style:family="text">
      <style:text-properties officeooo:rsid="00b86522"/>
    </style:style>
    <style:style style:name="T77" style:family="text">
      <style:text-properties officeooo:rsid="00bb4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3932811939344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3932810816912"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 table:style-name="TableLine93932810324304"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5">OK</text:p>
          </table:table-cell>
        </table:table-row>
        <table:table-row table:style-name="TableLine93932810325104"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86">OK</text:p>
          </table:table-cell>
        </table:table-row>
        <table:table-row table:style-name="TableLine93932810326064"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86">OK</text:p>
          </table:table-cell>
        </table:table-row>
        <table:table-row table:style-name="TableLine93932810329440"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3932810330384"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8">OK</text:p>
          </table:table-cell>
        </table:table-row>
        <table:table-row table:style-name="TableLine93932810331456"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89">OK</text:p>
          </table:table-cell>
        </table:table-row>
        <table:table-row table:style-name="TableLine93932810332528"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89">OK</text:p>
          </table:table-cell>
        </table:table-row>
        <table:table-row table:style-name="TableLine93932810333520"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 table:style-name="TableLine93932810334320"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3932810335280"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3932810336352"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1"><text:span text:style-name="T15">Table with names opens, “ </text:span>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2">OK</text:p>
          </table:table-cell>
        </table:table-row>
        <table:table-row table:style-name="TableLine93932810337424"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 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3">OK</text:p>
          </table:table-cell>
        </table:table-row>
        <table:table-row table:style-name="TableLine93932810338496"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4">OK</text:p>
          </table:table-cell>
        </table:table-row>
        <table:table-row table:style-name="TableLine93932810339568"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5">OK</text:p>
          </table:table-cell>
        </table:table-row>
        <table:table-row table:style-name="TableLine93932810340640"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69">3</text:span><text:span text:style-name="T22"><text:line-break/>P5: INI 15, Mod </text:span><text:span text:style-name="T69">1</text:span><text:span text:style-name="T22">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6">OK</text:p>
          </table:table-cell>
        </table:table-row>
        <table:table-row table:style-name="TableLine93932810341712"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P97">OK</text:p>
          </table:table-cell>
        </table:table-row>
        <table:table-row table:style-name="TableLine93932810342784"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8">OK</text:p>
          </table:table-cell>
        </table:table-row>
        <table:table-row table:style-name="TableLine93932810343856"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P99">OK</text:p>
          </table:table-cell>
        </table:table-row>
        <table:table-row table:style-name="TableLine93932810344928"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P100">OK</text:p>
          </table:table-cell>
        </table:table-row>
        <table:table-row table:style-name="TableLine93932810346000"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P101">OK</text:p>
          </table:table-cell>
        </table:table-row>
        <table:table-row table:style-name="TableLine93932810347072"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102">OK</text:p>
          </table:table-cell>
        </table:table-row>
        <table:table-row table:style-name="TableLine93932810348144"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<text:span text:style-name="T70">1. Enter some values<text:line-break/>2</text:span>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P103">OK</text:p>
          </table:table-cell>
        </table:table-row>
        <table:table-row table:style-name="TableLine93932810349216"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<text:span text:style-name="T71">1. Store 1 or more characters</text:span><text:line-break/><text:span text:style-name="T71">2</text:span>. Start a new combat, confirm<text:line-break/><text:soft-page-break/><text:span text:style-name="T71">3</text:span>. Store 2 characters<text:line-break/><text:span text:style-name="T71">4</text:span>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P104">OK</text:p>
          </table:table-cell>
        </table:table-row>
        <table:table-row table:style-name="TableLine93932810350288"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05">OK</text:p>
          </table:table-cell>
        </table:table-row>
        <table:table-row table:style-name="TableLine93932810351360"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P106">OK</text:p>
          </table:table-cell>
        </table:table-row>
        <table:table-row table:style-name="TableLine93932810352432"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P107">OK</text:p>
          </table:table-cell>
        </table:table-row>
        <table:table-row table:style-name="TableLine93932810353504"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08">OK</text:p>
          </table:table-cell>
        </table:table-row>
        <table:table-row table:style-name="TableLine93932810354576"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P109">OK</text:p>
          </table:table-cell>
        </table:table-row>
        <table:table-row table:style-name="TableLine93932810355648"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P110">OK</text:p>
          </table:table-cell>
        </table:table-row>
        <table:table-row table:style-name="TableLine93932810356720"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P111">OK</text:p>
          </table:table-cell>
        </table:table-row>
        <table:table-row table:style-name="TableLine93932810357792">
          <table:table-cell table:style-name="Tabelle1.A1" table:number-columns-spanned="4" office:value-type="string">
            <text:p text:style-name="P46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3932810358592"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</text:p>
          </table:table-cell>
          <table:table-cell table:style-name="Tabelle1.A1" office:value-type="string">
            <text:p text:style-name="P112">OK</text:p>
          </table:table-cell>
        </table:table-row>
        <table:table-row table:style-name="TableLine93932810359552">
          <table:table-cell table:style-name="Tabelle1.A1" office:value-type="string">
            <text:p text:style-name="P48">3.<text:span text:style-name="T49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currentHighlightedLabel shows next player</text:p>
          </table:table-cell>
          <table:table-cell table:style-name="Tabelle1.A1" office:value-type="string">
            <text:p text:style-name="P113">OK</text:p>
          </table:table-cell>
        </table:table-row>
        <table:table-row table:style-name="TableLine93932810362336">
          <table:table-cell table:style-name="Tabelle1.A1" office:value-type="string">
            <text:p text:style-name="P49">3.<text:span text:style-name="T49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1">First row is selected,<text:line-break/><text:span text:style-name="T72">currentHighlightedLabel </text:span><text:span text:style-name="T73">shows first player,</text:span> round counter is incremented</text:p>
          </table:table-cell>
          <table:table-cell table:style-name="Tabelle1.A1" office:value-type="string">
            <text:p text:style-name="P114">OK</text:p>
          </table:table-cell>
        </table:table-row>
        <table:table-row table:style-name="TableLine93932810363456">
          <table:table-cell table:style-name="Tabelle1.A1" office:value-type="string">
            <text:p text:style-name="P53">3.<text:span text:style-name="T50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50">current row remains at old value</text:span>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3932810364528"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4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3932810365600">
          <table:table-cell table:style-name="Tabelle1.A1" office:value-type="string">
            <text:p text:style-name="P55">3.3.2.1</text:p>
          </table:table-cell>
          <table:table-cell table:style-name="Tabelle1.A1" office:value-type="string">
            <text:p text:style-name="P55">1. Double click at arbitraily second entry<text:line-break/>2. Type in a number<text:line-break/>3. Hit Enter</text:p>
          </table:table-cell>
          <table:table-cell table:style-name="Tabelle1.A1" office:value-type="string">
            <text:p text:style-name="P55">Number is stored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3932810366672">
          <table:table-cell table:style-name="Tabelle1.A1" office:value-type="string">
            <text:p text:style-name="P56">3.3.2.<text:span text:style-name="T74">2</text:span></text:p>
          </table:table-cell>
          <table:table-cell table:style-name="Tabelle1.A1" office:value-type="string">
            <text:p text:style-name="P56">1. Double click at arbitrarily third column</text:p>
          </table:table-cell>
          <table:table-cell table:style-name="Tabelle1.A1" office:value-type="string">
            <text:p text:style-name="P56">Not possible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3932810367744">
          <table:table-cell table:style-name="Tabelle1.A1" office:value-type="string">
            <text:p text:style-name="P57">3.4.<text:span text:style-name="T51">1</text:span></text:p>
          </table:table-cell>
          <table:table-cell table:style-name="Tabelle1.A1" office:value-type="string">
            <text:p text:style-name="P58">1. Drag a row to a different row before highlighted row</text:p>
          </table:table-cell>
          <table:table-cell table:style-name="Tabelle1.A1" office:value-type="string">
            <text:p text:style-name="P58">Row is dragged to mouse defined position <text:span text:style-name="T75">after other rows</text:span>, <text:span text:style-name="T75">other rows </text:span><text:soft-page-break/><text:span text:style-name="T75">remain in order</text:span>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3932810368816">
          <table:table-cell table:style-name="Tabelle1.A1" office:value-type="string">
            <text:p text:style-name="P58">3.4.2</text:p>
          </table:table-cell>
          <table:table-cell table:style-name="Tabelle1.A1" office:value-type="string">
            <text:p text:style-name="P58">1. Drag a row to a different row after highlighted row</text:p>
          </table:table-cell>
          <table:table-cell table:style-name="Tabelle1.A1" office:value-type="string">
            <text:p text:style-name="P58">Row is dragged to mouse defined position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3932810369888">
          <table:table-cell table:style-name="Tabelle1.A1" office:value-type="string">
            <text:p text:style-name="P60">3.4.3</text:p>
          </table:table-cell>
          <table:table-cell table:style-name="Tabelle1.A1" office:value-type="string">
            <text:p text:style-name="P59"><text:span text:style-name="T51">1. Drag a row to a different row </text:span><text:span text:style-name="T52">over the highlighted row<text:line-break/></text:span><text:span text:style-name="T53">2. Hit Enter</text:span></text:p>
          </table:table-cell>
          <table:table-cell table:style-name="Tabelle1.A1" office:value-type="string">
            <text:p text:style-name="P61">Row is dragged correctly,</text:p>
            <text:p text:style-name="P84">character after the one on the move is highlighted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3932810370960">
          <table:table-cell table:style-name="Tabelle1.A1" office:value-type="string">
            <text:p text:style-name="P62">3.5.2</text:p>
          </table:table-cell>
          <table:table-cell table:style-name="Tabelle1.A1" office:value-type="string">
            <text:p text:style-name="P63"><text:span text:style-name="T54">1. </text:span><text:span text:style-name="T55">Hit Delete </text:span><text:span text:style-name="T57">key</text:span><text:span text:style-name="T54"> on a </text:span><text:span text:style-name="T55">mouse clicked</text:span><text:span text:style-name="T54"> highlighted row </text:span><text:span text:style-name="T55">different from Entered row</text:span></text:p>
          </table:table-cell>
          <table:table-cell table:style-name="Tabelle1.A1" office:value-type="string">
            <text:p text:style-name="P64">Row is removed, Char on the move remains highlighted correctly</text:p>
          </table:table-cell>
          <table:table-cell table:style-name="Tabelle1.A1" office:value-type="string">
            <text:p text:style-name="P125">OK</text:p>
            <text:p text:style-name="P125"/>
          </table:table-cell>
        </table:table-row>
        <table:table-row table:style-name="TableLine93932810372032">
          <table:table-cell table:style-name="Tabelle1.A1" office:value-type="string">
            <text:p text:style-name="P64">3.5.3</text:p>
          </table:table-cell>
          <table:table-cell table:style-name="Tabelle1.A1" office:value-type="string">
            <text:p text:style-name="P67"><text:span text:style-name="T56">1. Hit Delete </text:span><text:span text:style-name="T57">key</text:span><text:span text:style-name="T56"> or click “Remove character” button without selecting a char with the mouse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P126">OK</text:p>
          </table:table-cell>
        </table:table-row>
        <table:table-row table:style-name="TableLine93932810373104">
          <table:table-cell table:style-name="Tabelle1.A1" office:value-type="string">
            <text:p text:style-name="P66">3.5.4</text:p>
          </table:table-cell>
          <table:table-cell table:style-name="Tabelle1.A1" office:value-type="string">
            <text:p text:style-name="P66">1. Delete a mouse clicked char<text:line-break/>2. Hit Delete key or click “Remove character” <text:span text:style-name="T58">again</text:span></text:p>
          </table:table-cell>
          <table:table-cell table:style-name="Tabelle1.A1" office:value-type="string">
            <text:p text:style-name="P68">Error message appears</text:p>
          </table:table-cell>
          <table:table-cell table:style-name="Tabelle1.A1" office:value-type="string">
            <text:p text:style-name="P127">OK</text:p>
          </table:table-cell>
        </table:table-row>
        <table:table-row table:style-name="TableLine93932810374176">
          <table:table-cell table:style-name="Tabelle1.A1" office:value-type="string">
            <text:p text:style-name="P69">3.5.5</text:p>
          </table:table-cell>
          <table:table-cell table:style-name="Tabelle1.A1" office:value-type="string">
            <text:p text:style-name="P69">1. Click on the char on the move<text:line-break/>2. Remove the char</text:p>
          </table:table-cell>
          <table:table-cell table:style-name="Tabelle1.A1" office:value-type="string">
            <text:p text:style-name="P69">Row removed, char after the removed one is highlighted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3932810375248">
          <table:table-cell table:style-name="Tabelle1.A1" office:value-type="string">
            <text:p text:style-name="P76">3.6.1</text:p>
          </table:table-cell>
          <table:table-cell table:style-name="Tabelle1.A1" office:value-type="string">
            <text:p text:style-name="P76">1. Click “Exit” button</text:p>
          </table:table-cell>
          <table:table-cell table:style-name="Tabelle1.A1" office:value-type="string">
            <text:p text:style-name="P76">Question box opens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3932810376320">
          <table:table-cell table:style-name="Tabelle1.A1" office:value-type="string">
            <text:p text:style-name="P76">3.6.2</text:p>
          </table:table-cell>
          <table:table-cell table:style-name="Tabelle1.A1" office:value-type="string">
            <text:p text:style-name="P130">1. Click “Exit” button<text:line-break/>2. Decline</text:p>
          </table:table-cell>
          <table:table-cell table:style-name="Tabelle1.A1" office:value-type="string">
            <text:p text:style-name="P76">Tyble layout remains</text:p>
          </table:table-cell>
          <table:table-cell table:style-name="Tabelle1.A1" office:value-type="string">
            <text:p text:style-name="P131">OK</text:p>
          </table:table-cell>
        </table:table-row>
        <table:table-row table:style-name="TableLine93932810377392">
          <table:table-cell table:style-name="Tabelle1.A1" office:value-type="string">
            <text:p text:style-name="P76">3.6.3</text:p>
          </table:table-cell>
          <table:table-cell table:style-name="Tabelle1.A1" office:value-type="string">
            <text:p text:style-name="P76">1. Click “Exit” button<text:line-break/>2. Accept</text:p>
          </table:table-cell>
          <table:table-cell table:style-name="Tabelle1.A1" office:value-type="string">
            <text:p text:style-name="P76">Welcoming widget displayed</text:p>
          </table:table-cell>
          <table:table-cell table:style-name="Tabelle1.A1" office:value-type="string">
            <text:p text:style-name="P132">OK</text:p>
          </table:table-cell>
        </table:table-row>
        <table:table-row table:style-name="TableLine93932810378464">
          <table:table-cell table:style-name="Tabelle1.A1" office:value-type="string">
            <text:p text:style-name="P70">3.<text:span text:style-name="T64">7</text:span>.1</text:p>
          </table:table-cell>
          <table:table-cell table:style-name="Tabelle1.A1" office:value-type="string">
            <text:p text:style-name="P77"><text:span text:style-name="T59">1. </text:span><text:span text:style-name="T65">Open new combat vis Ctrl + N or “File” → “New combat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P133">OK</text:p>
          </table:table-cell>
        </table:table-row>
        <table:table-row table:style-name="TableLine93932810379536">
          <table:table-cell table:style-name="Tabelle1.A1" office:value-type="string">
            <text:p text:style-name="P72">3.<text:span text:style-name="T64">7</text:span>.2</text:p>
          </table:table-cell>
          <table:table-cell table:style-name="Tabelle1.A1" office:value-type="string">
            <text:p text:style-name="P71">1. <text:span text:style-name="T65">Open new combat vis Ctrl + N or “File” → “New combat”</text:span><text:line-break/><text:span text:style-name="T60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P134">OK</text:p>
          </table:table-cell>
        </table:table-row>
        <table:table-row table:style-name="TableLine93932810380608">
          <table:table-cell table:style-name="Tabelle1.A1" office:value-type="string">
            <text:p text:style-name="P72">3.<text:span text:style-name="T64">7</text:span>.3</text:p>
          </table:table-cell>
          <table:table-cell table:style-name="Tabelle1.A1" office:value-type="string">
            <text:p text:style-name="P71">1. <text:span text:style-name="T65">Open new combat vis Ctrl + N or “File” → “New combat”</text:span><text:line-break/><text:span text:style-name="T60">2. Hit “No”</text:span></text:p>
          </table:table-cell>
          <table:table-cell table:style-name="Tabelle1.A1" office:value-type="string">
            <text:p text:style-name="P135">Window to store combat opens</text:p>
          </table:table-cell>
          <table:table-cell table:style-name="Tabelle1.A1" office:value-type="string">
            <text:p text:style-name="P136">OK</text:p>
          </table:table-cell>
        </table:table-row>
        <table:table-row table:style-name="TableLine93932810381680">
          <table:table-cell table:style-name="Tabelle1.A1" office:value-type="string">
            <text:p text:style-name="P74">3.<text:span text:style-name="T64">7</text:span>.4</text:p>
          </table:table-cell>
          <table:table-cell table:style-name="Tabelle1.A1" office:value-type="string">
            <text:p text:style-name="P71">1. <text:span text:style-name="T65">Open new combat vis Ctrl + N or “File” → “New combat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P137">OK</text:p>
          </table:table-cell>
        </table:table-row>
        <table:table-row table:style-name="TableLine93932810382752">
          <table:table-cell table:style-name="Tabelle1.A1" office:value-type="string">
            <text:p text:style-name="P78">3.8</text:p>
          </table:table-cell>
          <table:table-cell table:style-name="Tabelle1.A1" office:value-type="string">
            <text:p text:style-name="P78">1. Save table via Ctrl + S or “File” → “Save table”</text:p>
          </table:table-cell>
          <table:table-cell table:style-name="Tabelle1.A1" office:value-type="string">
            <text:p text:style-name="P78">Saving box opens, table is saved properly</text:p>
          </table:table-cell>
          <table:table-cell table:style-name="Tabelle1.A1" office:value-type="string">
            <text:p text:style-name="P138">OK</text:p>
          </table:table-cell>
        </table:table-row>
        <table:table-row table:style-name="TableLine93932810383824">
          <table:table-cell table:style-name="Tabelle1.A1" office:value-type="string">
            <text:p text:style-name="P70">3.<text:span text:style-name="T66">9</text:span>.1</text:p>
          </table:table-cell>
          <table:table-cell table:style-name="Tabelle1.A1" office:value-type="string">
            <text:p text:style-name="P70">1. <text:span text:style-name="T65">Load table via </text:span>Ctrl + O <text:span text:style-name="T65">or “File” → “Load table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P139">OK</text:p>
          </table:table-cell>
        </table:table-row>
        <text:soft-page-break/>
        <table:table-row table:style-name="TableLine93932810384896">
          <table:table-cell table:style-name="Tabelle1.A1" office:value-type="string">
            <text:p text:style-name="P72">3.<text:span text:style-name="T66">9</text:span>.2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text:line-break/><text:span text:style-name="T60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P140">OK</text:p>
          </table:table-cell>
        </table:table-row>
        <table:table-row table:style-name="TableLine93932810385968">
          <table:table-cell table:style-name="Tabelle1.A1" office:value-type="string">
            <text:p text:style-name="P72">3.<text:span text:style-name="T66">9</text:span>.3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text:line-break/><text:span text:style-name="T60">2. Hit “No”</text:span></text:p>
          </table:table-cell>
          <table:table-cell table:style-name="Tabelle1.A1" office:value-type="string">
            <text:p text:style-name="P73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P141">OK</text:p>
          </table:table-cell>
        </table:table-row>
        <table:table-row table:style-name="TableLine93932810387040">
          <table:table-cell table:style-name="Tabelle1.A1" office:value-type="string">
            <text:p text:style-name="P74">3.<text:span text:style-name="T66">9</text:span>.4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P142">OK</text:p>
          </table:table-cell>
        </table:table-row>
        <table:table-row table:style-name="TableLine93932810388112">
          <table:table-cell table:style-name="Tabelle1.A1" office:value-type="string">
            <text:p text:style-name="P79">3.10.1</text:p>
          </table:table-cell>
          <table:table-cell table:style-name="Tabelle1.A1" office:value-type="string">
            <text:p text:style-name="P79">1. Click on Closing button</text:p>
          </table:table-cell>
          <table:table-cell table:style-name="Tabelle1.A1" office:value-type="string">
            <text:p text:style-name="P79">Ques<text:span text:style-name="T76">t</text:span>ion box appears</text:p>
          </table:table-cell>
          <table:table-cell table:style-name="Tabelle1.A1" office:value-type="string">
            <text:p text:style-name="P143">OK</text:p>
          </table:table-cell>
        </table:table-row>
        <table:table-row table:style-name="TableLine93932810389184">
          <table:table-cell table:style-name="Tabelle1.A1" office:value-type="string">
            <text:p text:style-name="P79">3.10.2</text:p>
          </table:table-cell>
          <table:table-cell table:style-name="Tabelle1.A1" office:value-type="string">
            <text:p text:style-name="P79">1. Click on Closing button<text:line-break/>2. Click on “Cancel”</text:p>
          </table:table-cell>
          <table:table-cell table:style-name="Tabelle1.A1" office:value-type="string">
            <text:p text:style-name="P79">Table layout remains</text:p>
          </table:table-cell>
          <table:table-cell table:style-name="Tabelle1.A1" office:value-type="string">
            <text:p text:style-name="P144">OK</text:p>
          </table:table-cell>
        </table:table-row>
        <table:table-row table:style-name="TableLine93932810390256">
          <table:table-cell table:style-name="Tabelle1.A1" office:value-type="string">
            <text:p text:style-name="P79">3.10.3</text:p>
          </table:table-cell>
          <table:table-cell table:style-name="Tabelle1.A1" office:value-type="string">
            <text:p text:style-name="P79">1. Click on Closing button<text:line-break/>2. Click on “No”</text:p>
          </table:table-cell>
          <table:table-cell table:style-name="Tabelle1.A1" office:value-type="string">
            <text:p text:style-name="P79">App closes</text:p>
          </table:table-cell>
          <table:table-cell table:style-name="Tabelle1.A1" office:value-type="string">
            <text:p text:style-name="P145">OK</text:p>
          </table:table-cell>
        </table:table-row>
        <table:table-row table:style-name="TableLine93932810391328">
          <table:table-cell table:style-name="Tabelle1.A1" office:value-type="string">
            <text:p text:style-name="P79">3.10.4</text:p>
          </table:table-cell>
          <table:table-cell table:style-name="Tabelle1.A1" office:value-type="string">
            <text:p text:style-name="P79">1. Click on Closing button<text:line-break/>2. Click on “Yes”</text:p>
          </table:table-cell>
          <table:table-cell table:style-name="Tabelle1.A1" office:value-type="string">
            <text:p text:style-name="P79">Storing window opens, app closed after that</text:p>
          </table:table-cell>
          <table:table-cell table:style-name="Tabelle1.A1" office:value-type="string">
            <text:p text:style-name="P146">OK</text:p>
          </table:table-cell>
        </table:table-row>
        <table:table-row table:style-name="TableLine93932810392400">
          <table:table-cell table:style-name="Tabelle1.A1" table:number-columns-spanned="4" office:value-type="string">
            <text:p text:style-name="P81"><text:span text:style-name="T67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 table:style-name="TableLine93932810393200">
          <table:table-cell table:style-name="Tabelle1.A1" office:value-type="string">
            <text:p text:style-name="P82">4.1</text:p>
          </table:table-cell>
          <table:table-cell table:style-name="Tabelle1.A1" office:value-type="string">
            <text:p text:style-name="P82">1. Save a table while in table widget<text:line-break/>2. Check the selected table</text:p>
          </table:table-cell>
          <table:table-cell table:style-name="Tabelle1.A1" office:value-type="string">
            <text:p text:style-name="P82">Four columns, header set correctly, all data set correctly</text:p>
          </table:table-cell>
          <table:table-cell table:style-name="Tabelle1.A1" office:value-type="string">
            <text:p text:style-name="P121">OK</text:p>
          </table:table-cell>
        </table:table-row>
        <table:table-row table:style-name="TableLine93932810393200">
          <table:table-cell table:style-name="Tabelle1.A1" office:value-type="string">
            <text:p text:style-name="P147">4.2</text:p>
          </table:table-cell>
          <table:table-cell table:style-name="Tabelle1.A1" office:value-type="string">
            <text:p text:style-name="P147">1. Save a table with no entries or just one entry</text:p>
          </table:table-cell>
          <table:table-cell table:style-name="Tabelle1.A1" office:value-type="string">
            <text:p text:style-name="P147">Error message telling that the table has less then 2 rows</text:p>
          </table:table-cell>
          <table:table-cell table:style-name="Tabelle1.A1" office:value-type="string">
            <text:p text:style-name="P147">OK</text:p>
          </table:table-cell>
        </table:table-row>
        <table:table-row table:style-name="TableLine93932810394160">
          <table:table-cell table:style-name="Tabelle1.A1" table:number-columns-spanned="4" office:value-type="string">
            <text:p text:style-name="P80"><text:line-break/><text:span text:style-name="T41">V</text:span><text:span text:style-name="T48">5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 table:style-name="TableLine93932810394960">
          <table:table-cell table:style-name="Tabelle1.A1" office:value-type="string">
            <text:p text:style-name="P83">5.1</text:p>
          </table:table-cell>
          <table:table-cell table:style-name="Tabelle1.A1" office:value-type="string">
            <text:p text:style-name="P83">1. Open up a table in the right format</text:p>
          </table:table-cell>
          <table:table-cell table:style-name="Tabelle1.A1" office:value-type="string">
            <text:p text:style-name="P83">Table loaded correctly, all data set normally, <text:span text:style-name="T77">the highlighted row and round number is set correctly</text:span>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3932810395920">
          <table:table-cell table:style-name="Tabelle1.A1" office:value-type="string">
            <text:p text:style-name="P83">5.2</text:p>
          </table:table-cell>
          <table:table-cell table:style-name="Tabelle1.A1" office:value-type="string">
            <text:p text:style-name="P83">1. Open up a table in wrong format</text:p>
          </table:table-cell>
          <table:table-cell table:style-name="Tabelle1.A1" office:value-type="string">
            <text:p text:style-name="P83">Error message appears</text:p>
          </table:table-cell>
          <table:table-cell table:style-name="Tabelle1.A1" office:value-type="string">
            <text:p text:style-name="P120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1-02T22:22:37.312994117</dc:date>
    <meta:editing-duration>PT2H32M44S</meta:editing-duration>
    <meta:editing-cycles>175</meta:editing-cycles>
    <meta:document-statistic meta:table-count="1" meta:image-count="0" meta:object-count="0" meta:page-count="5" meta:paragraph-count="264" meta:word-count="1408" meta:character-count="7334" meta:non-whitespace-character-count="6177"/>
  </office:meta>
</office:document-meta>
</file>